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DataImpl.insertData( int offs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DataImpl.deleteData(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DataImpl.ge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acterDataImpl.getNod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acterData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DataImpl.CharacterDataImpl( CoreDocumentImpl ownerDocumen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DataImpl.internalDeleteData( int offset , int count , boolean repla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haracterDataImpl.appendData( String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racterDataImpl.setNodeValueInterna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DataImpl.setNod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DataImpl.CharacterData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DataImpl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DataImpl.replaceData( int offset , int count , String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racterDataImpl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DataImpl.setNodeValueInternal( String value , boolean repl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racterDataImpl.substringData( int offset , int cou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acterDataImpl.setData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DataImpl.internalInsertData( int offset , String data , boolean repl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